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C0000014F58137F416FB1D8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a98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08 – PAGAMENTO PICKING</text:span></text:p>
      <text:p text:style-name="P1"><draw:frame draw:style-name="fr1" draw:name="Figura1" text:anchor-type="paragraph" svg:width="17cm" svg:height="5.253cm" draw:z-index="0"><draw:image xlink:href="Pictures/100000000000043C0000014F58137F416FB1D84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9:05:59.215000000</dc:date>
    <meta:editing-duration>PT8H33M</meta:editing-duration>
    <meta:editing-cycles>12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35" meta:non-whitespace-character-count="29"/>
  </office:meta>
</office:document-meta>
</file>